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9.349cm" style:rel-width="55%" table:align="center" fo:background-color="transparent">
        <style:background-image/>
      </style:table-properties>
    </style:style>
    <style:style style:name="Tabela1.A" style:family="table-column">
      <style:table-column-properties style:column-width="2.977cm" style:rel-column-width="1719*"/>
    </style:style>
    <style:style style:name="Tabela1.B" style:family="table-column">
      <style:table-column-properties style:column-width="3.198cm" style:rel-column-width="1847*"/>
    </style:style>
    <style:style style:name="Tabela1.C" style:family="table-column">
      <style:table-column-properties style:column-width="3.173cm" style:rel-column-width="1832*"/>
    </style:style>
    <style:style style:name="Tabela1.1" style:family="table-row">
      <style:table-row-properties fo:background-color="#87ceeb">
        <style:background-image/>
      </style:table-row-properties>
    </style:style>
    <style:style style:name="Tabela1.A1" style:family="table-cell">
      <style:table-cell-properties fo:background-color="transparent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0144" officeooo:paragraph-rsid="001a014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a0144" officeooo:paragraph-rsid="001a014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b5bce" officeooo:paragraph-rsid="001b5bc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b5bce" officeooo:paragraph-rsid="001b5bce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1a0144" officeooo:paragraph-rsid="001a014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0144" officeooo:paragraph-rsid="001a0144"/>
    </style:style>
    <style:style style:name="P9" style:family="paragraph" style:parent-style-name="Standard" style:list-style-name="L1">
      <style:text-properties officeooo:paragraph-rsid="001f7bd5"/>
    </style:style>
    <style:style style:name="P10" style:family="paragraph" style:parent-style-name="Standard" style:list-style-name="L1">
      <style:text-properties officeooo:rsid="001df760" officeooo:paragraph-rsid="001df760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font-size="10pt" fo:letter-spacing="normal" officeooo:rsid="001a0144" officeooo:paragraph-rsid="001a01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b5bce" officeooo:paragraph-rsid="001b5bce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d97ba" officeooo:paragraph-rsid="001d97ba"/>
    </style:style>
    <style:style style:name="T1" style:family="text">
      <style:text-properties fo:color="#c9211e" officeooo:rsid="001df760"/>
    </style:style>
    <style:style style:name="T2" style:family="text">
      <style:text-properties fo:color="#000000" officeooo:rsid="001df760"/>
    </style:style>
    <style:style style:name="T3" style:family="text">
      <style:text-properties officeooo:rsid="001f7b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Felipe Andrade Martins</text:p>
      <text:p text:style-name="P1">Matrícula: 635093</text:p>
      <text:p text:style-name="P1"/>
      <text:list xml:id="list1273916075" text:style-name="L1">
        <text:list-item>
          <text:p text:style-name="P8">Dados coletados com a ferramenta “perf”:<text:line-break/><text:line-break/><text:span text:style-name="T1">OBS.: </text:span><text:span text:style-name="T2">As células marcadas com “*” significam que os dados não foram mostrados no <text:s text:c="17"/>PARCODE.</text:span><text:line-break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Contador</text:p>
          </table:table-cell>
          <table:table-cell table:style-name="Tabela1.B1" office:value-type="string">
            <text:p text:style-name="P5">Sequencial</text:p>
          </table:table-cell>
          <table:table-cell table:style-name="Tabela1.C1" office:value-type="string">
            <text:p text:style-name="P5">Paralelo</text:p>
          </table:table-cell>
        </table:table-row>
        <table:table-row>
          <table:table-cell table:style-name="Tabela1.A5" office:value-type="string">
            <text:p text:style-name="P11">CPU’s utilized</text:p>
          </table:table-cell>
          <table:table-cell table:style-name="Tabela1.B2" office:value-type="string">
            <text:p text:style-name="P2">0,998</text:p>
          </table:table-cell>
          <table:table-cell table:style-name="Tabela1.C2" office:value-type="string">
            <text:p text:style-name="P14">1,937</text:p>
          </table:table-cell>
        </table:table-row>
        <table:table-row>
          <table:table-cell table:style-name="Tabela1.A5" office:value-type="string">
            <text:p text:style-name="P6">Frontend cycles idle</text:p>
          </table:table-cell>
          <table:table-cell table:style-name="Tabela1.B3" office:value-type="string">
            <text:p text:style-name="P14">*</text:p>
          </table:table-cell>
          <table:table-cell table:style-name="Tabela1.C3" office:value-type="string">
            <text:p text:style-name="P3">*</text:p>
          </table:table-cell>
        </table:table-row>
        <table:table-row>
          <table:table-cell table:style-name="Tabela1.A5" office:value-type="string">
            <text:p text:style-name="P6">Backend cycles idle</text:p>
          </table:table-cell>
          <table:table-cell table:style-name="Tabela1.B4" office:value-type="string">
            <text:p text:style-name="P2">*</text:p>
          </table:table-cell>
          <table:table-cell table:style-name="Tabela1.C4" office:value-type="string">
            <text:p text:style-name="P2">*</text:p>
          </table:table-cell>
        </table:table-row>
        <table:table-row>
          <table:table-cell table:style-name="Tabela1.A5" office:value-type="string">
            <text:p text:style-name="P6">IPC</text:p>
          </table:table-cell>
          <table:table-cell table:style-name="Tabela1.B5" office:value-type="string">
            <text:p text:style-name="P14">0,45</text:p>
          </table:table-cell>
          <table:table-cell table:style-name="Tabela1.C5" office:value-type="string">
            <text:p text:style-name="P14">0,33</text:p>
          </table:table-cell>
        </table:table-row>
        <table:table-row>
          <table:table-cell table:style-name="Tabela1.A7" office:value-type="string">
            <text:p text:style-name="P6">LL-cache hits</text:p>
          </table:table-cell>
          <table:table-cell table:style-name="Tabela1.B7" office:value-type="string">
            <text:p text:style-name="P14">5,16%</text:p>
          </table:table-cell>
          <table:table-cell table:style-name="Tabela1.C7" office:value-type="string">
            <text:p text:style-name="P14">7,01%</text:p>
          </table:table-cell>
        </table:table-row>
        <table:table-row>
          <table:table-cell table:style-name="Tabela1.A7" office:value-type="string">
            <text:p text:style-name="P6">Time elapsed</text:p>
          </table:table-cell>
          <table:table-cell table:style-name="Tabela1.B7" office:value-type="string">
            <text:p text:style-name="P2">4,229614746</text:p>
          </table:table-cell>
          <table:table-cell table:style-name="Tabela1.C7" office:value-type="string">
            <text:p text:style-name="P2">3,240617015</text:p>
          </table:table-cell>
        </table:table-row>
      </table:table>
      <text:list xml:id="list185460152274177" text:continue-numbering="true" text:style-name="L1">
        <text:list-header>
          <text:p text:style-name="P10"/>
        </text:list-header>
        <text:list-item>
          <text:p text:style-name="P9"><text:span text:style-name="T3">A otimização poderia ser eliminar a condição de disputa do vetor “prime” entre as threads transformando-o em uma matriz 2xn e oferecendo uma linha para cada thread. Desta maneira não haverá conflito por dados entre as thread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9T15:38:40.052485999</meta:creation-date>
    <dc:date>2020-09-01T18:54:58.382118680</dc:date>
    <meta:editing-duration>PT3H10M20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25" meta:word-count="94" meta:character-count="585" meta:non-whitespace-character-count="499"/>
  </office:meta>
</office:document-meta>
</file>